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892e" officeooo:paragraph-rsid="0007892e"/>
    </style:style>
    <style:style style:name="P2" style:family="paragraph" style:parent-style-name="Standard">
      <style:text-properties officeooo:rsid="0008c831" officeooo:paragraph-rsid="0008c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Hellow, file changedddd</text:p>
      <text:p text:style-name="P1"/>
      <text:p text:style-name="P2">This is itteration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9T16:51:05.070000000</dc:date>
    <meta:editing-duration>PT27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" meta:word-count="6" meta:character-count="42" meta:non-whitespace-character-count="38"/>
  </office:meta>
</office:document-meta>
</file>